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14pt" officeooo:rsid="000aa7ca" officeooo:paragraph-rsid="000aa7ca" style:font-size-asian="12.25pt" style:font-size-complex="14pt"/>
    </style:style>
    <style:style style:name="P2" style:family="paragraph" style:parent-style-name="Standard">
      <style:text-properties style:font-name="Arial" fo:font-size="14pt" officeooo:rsid="000aa7ca" officeooo:paragraph-rsid="000aa7ca" style:font-size-asian="12.25pt" style:font-size-complex="14pt"/>
    </style:style>
    <style:style style:name="P3" style:family="paragraph" style:parent-style-name="Standard">
      <style:text-properties style:font-name="Arial" fo:font-size="14pt" officeooo:rsid="000c579a" officeooo:paragraph-rsid="000c579a" style:font-size-asian="12.25pt" style:font-size-complex="14pt"/>
    </style:style>
    <style:style style:name="P4" style:family="paragraph" style:parent-style-name="Standard">
      <style:text-properties style:font-name="Arial Black" fo:font-size="14pt" officeooo:rsid="000c579a" officeooo:paragraph-rsid="000c579a" style:font-size-asian="12.25pt" style:font-size-complex="14pt"/>
    </style:style>
    <style:style style:name="P5" style:family="paragraph" style:parent-style-name="Standard">
      <style:text-properties style:font-name="Arial Black" fo:font-size="14pt" officeooo:rsid="000de7dd" officeooo:paragraph-rsid="000de7dd" style:font-size-asian="12.25pt" style:font-size-complex="14pt"/>
    </style:style>
    <style:style style:name="T1" style:family="text">
      <style:text-properties style:font-name="Arial"/>
    </style:style>
    <style:style style:name="T2" style:family="text">
      <style:text-properties style:font-name="Arial" officeooo:rsid="000c579a"/>
    </style:style>
    <style:style style:name="T3" style:family="text">
      <style:text-properties style:font-name="Arial" officeooo:rsid="000de7dd"/>
    </style:style>
    <style:style style:name="T4" style:family="text">
      <style:text-properties officeooo:rsid="000de7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9"/>Progetto m.a.p corso b 2019/2020</text:p>
      <text:p text:style-name="P2"/>
      <text:p text:style-name="P2"/>
      <text:p text:style-name="P2">Pur mantenendo <text:span text:style-name="T4">una struttura molto classica </text:span><text:s/>esso <text:span text:style-name="T4">implementa alcune parti con determinate tecniche di programmazione <text:s/>quali per esempio i tread, le inner class, jdbc connetivity</text:span>.</text:p>
      <text:p text:style-name="P1"><text:span text:style-name="T1">L’ architettura è composta da </text:span><text:span text:style-name="T3">7</text:span><text:span text:style-name="T1"> classi in cui per ognuna viene sviluppata una struttura dati diversa fondamentale per dare base agli oggetti del nostro progetto. </text:span><text:span text:style-name="T2">E</text:span><text:span text:style-name="T1">sse si occupano della costruzione :delle stanze della casa, degli oggetti, degli oggetti contenitori dell’ inventario e dei comandi. Inoltre abbiamo le classi di parse e parseOutput per i controlli sui comandi inseriti in input <text:s/>per gestire appunto questi ultimi in modo da poter creare combinazioni con un linguaggio molto basilare(infatti non vi può essere la presenza di articoli determinativi, in quanto non riconosciuti)di oggetti e comandi per svolgere determinate azioni. Le classi GamesDescription e </text:span><text:span text:style-name="T3">AnightsAtHome </text:span><text:span text:style-name="T2">sono</text:span><text:span text:style-name="T1"> un po’ il sistema circolatorio del gioco in quanto qui v</text:span><text:span text:style-name="T2">iene</text:span><text:span text:style-name="T1"> sviluppate la storia, le stanze nella loro composizione, gli oggetti chiave, la mappa, ecc. Mentre la classe Engine è il cuore del nostro progetto contenente il main e la funzione run che permette l’avvio del gioco.</text:span></text:p>
      <text:p text:style-name="P1"><text:span text:style-name="T1">La storia su cui mi sono basato è molto semplice come semplice è l’architettura della casa e quella delle sfide da superare, in quanto il protagonista dovrà trovare delle chiavi in una casa completamente buia ,perché senza corrente ,stando molto attento a dovere guardare e sopratutto facendo tesoro della descrizione delle stanze e degli oggetti, </text:span><text:span text:style-name="T2">alla fine il gioco lo poterà a riattaccare la corrente </text:span><text:span text:style-name="T1">.</text:span><text:span text:style-name="T2">Il protagonista</text:span><text:span text:style-name="T1"> alla fine della storia capirà che in realtà era tutta una messa in scena organizzata dalla sua famiglia che ci teneva a vederlo molto nel giorno del suo compleanno </text:span><text:span text:style-name="T2">dando anche una bella morale alla storia (“per quanto la notte ti possa sembrare buia ricordati che se affrontata in compagnia non è poi così buia”)</text:span><text:span text:style-name="T1">. Aspetti rilevanti dell’ architettura del gioco sono l’implementazione del comando “chiudi” che permette di chiudere gli oggetti contenitori andando così a risolvere il problema che avevamo con essi </text:span><text:span text:style-name="T2">e l’uso del dbms h2 per quanto riguarda la descrizione iniziale del gioco(quella che appunto si avvia allo start, in cui vi è anche un piccolo libretto delle istruzioni con i comandi principali) e l’evento finale che si attiva con il sollevamento della leva del quadro elettrico. Ovviamente per permettere ciò ho dovuto gestire le eccezioni di java.sql.</text:span></text:p>
      <text:p text:style-name="P4"><text:span text:style-name="T1">Inoltre vi sono stati inseriti dei controlli sugli oggetti chiave che permettono di aprire determinati oggetti solo se si ha la chiave, mostrando un messaggio di errore in caso contrario</text:span></text:p>
      <text:p text:style-name="P5"><text:span text:style-name="T1">Anche l’uso dei tread per il movimento del personaggio può risultare un dettaglio interessante.</text:span></text:p>
      <text:p text:style-name="P3">Nonostante il gioco sia abbastanza breve può risultare complesso se non si presta attenzione alle descrizioni e sopratutto può portare a vagare per le stanze, anche perché molti oggetti servono solo a depistare il giocatore.</text:p>
      <text:p text:style-name="P3">Grazie per la vostra attenzione, e buon divertimento!</text:p>
      <text:p text:style-name="P3"><text:soft-page-break/></text:p>
      <text:p text:style-name="P3">Gruppo formato da : Giovanni Paolo Patier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10:13:05.938000000</meta:creation-date>
    <dc:date>2020-07-09T10:07:53.001000000</dc:date>
    <meta:editing-duration>PT5M22S</meta:editing-duration>
    <meta:editing-cycles>2</meta:editing-cycles>
    <meta:generator>LibreOffice/6.1.0.3$Windows_X86_64 LibreOffice_project/efb621ed25068d70781dc026f7e9c5187a4decd1</meta:generator>
    <meta:document-statistic meta:table-count="0" meta:image-count="0" meta:object-count="0" meta:page-count="2" meta:paragraph-count="9" meta:word-count="482" meta:character-count="3081" meta:non-whitespace-character-count="2586"/>
  </office:meta>
</office:document-meta>
</file>